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</text:list-item>
      </text:list>
      <text:p text:style-name="P22">**********</text:p>
      <text:p text:style-name="P23">**********</text:p>
      <text:p text:style-name="P24">**********</text:p>
      <text:p text:style-name="P25">**********</text:p>
      <text:p text:style-name="P26">**********</text:p>
      <text:p text:style-name="P27">**********</text:p>
      <text:p text:style-name="P28">**********</text:p>
      <text:p text:style-name="P29">**********</text:p>
      <text:p text:style-name="P30">**********</text:p>
      <text:p text:style-name="P31">**********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20Z</meta:creation-date>
    <dc:date>2021-06-12T21:07:20Z</dc:date>
    <meta:user-defined meta:name="date" meta:value-type="string">June  12, 2021 (05:07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